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8fde"/>
    </style:style>
    <style:style style:name="P2" style:family="paragraph" style:parent-style-name="Standard">
      <style:text-properties officeooo:paragraph-rsid="0005c505"/>
    </style:style>
    <style:style style:name="P3" style:family="paragraph" style:parent-style-name="Standard">
      <style:text-properties officeooo:paragraph-rsid="0007ae3a"/>
    </style:style>
    <style:style style:name="P4" style:family="paragraph" style:parent-style-name="Standard">
      <style:text-properties officeooo:paragraph-rsid="00092ae1"/>
    </style:style>
    <style:style style:name="P5" style:family="paragraph" style:parent-style-name="Standard">
      <style:text-properties officeooo:paragraph-rsid="000add48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/>
    </style:style>
    <style:style style:name="P7" style:family="paragraph" style:parent-style-name="Preformatted_20_Text">
      <style:paragraph-properties fo:margin-top="0cm" fo:margin-bottom="0cm" loext:contextual-spacing="false" fo:line-height="125%" fo:orphans="2" fo:widows="2"/>
    </style:style>
    <style:style style:name="P8" style:family="paragraph" style:parent-style-name="Preformatted_20_Text">
      <style:paragraph-properties fo:margin-top="0cm" fo:margin-bottom="0cm" loext:contextual-spacing="false" fo:line-height="125%" fo:orphans="2" fo:widows="2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margin-top="0cm" fo:margin-bottom="0cm" loext:contextual-spacing="false" fo:line-height="125%" fo:orphans="2" fo:widows="2"/>
      <style:text-properties fo:font-variant="normal" fo:text-transform="none" fo:color="#000000" style:font-name="monospace" fo:font-size="8.25pt" fo:letter-spacing="normal" fo:font-style="normal" fo:font-weight="normal"/>
    </style:style>
    <style:style style:name="P10" style:family="paragraph" style:parent-style-name="Standard">
      <style:text-properties officeooo:paragraph-rsid="000bb549"/>
    </style:style>
    <style:style style:name="T1" style:family="text">
      <style:text-properties officeooo:rsid="00068e6f"/>
    </style:style>
    <style:style style:name="T2" style:family="text">
      <style:text-properties officeooo:rsid="000831cd"/>
    </style:style>
    <style:style style:name="T3" style:family="text">
      <style:text-properties officeooo:rsid="00092ae1"/>
    </style:style>
    <style:style style:name="T4" style:family="text">
      <style:text-properties officeooo:rsid="000add48"/>
    </style:style>
    <style:style style:name="T5" style:family="text">
      <style:text-properties officeooo:rsid="000bb549"/>
    </style:style>
    <style:style style:name="T6" style:family="text">
      <style:text-properties style:font-name="monospace" fo:font-size="8.25pt" fo:font-style="normal" fo:font-weight="normal"/>
    </style:style>
    <style:style style:name="T7" style:family="text">
      <style:text-properties fo:font-variant="normal" fo:text-transform="none" fo:color="#000080" style:text-line-through-style="none" style:text-line-through-type="none" style:font-name="monospace" fo:font-size="8.25pt" fo:letter-spacing="normal" fo:font-style="normal" style:text-underline-style="none" fo:font-weight="bold" style:text-blinking="false"/>
    </style:style>
    <style:style style:name="T8" style:family="text">
      <style:text-properties fo:font-variant="normal" fo:text-transform="none" fo:color="#000000" style:font-name="monospace" fo:font-size="8.25pt" fo:letter-spacing="normal" fo:font-style="normal" fo:font-weight="normal"/>
    </style:style>
    <style:style style:name="T9" style:family="text">
      <style:text-properties fo:font-variant="normal" fo:text-transform="none" fo:color="#000000" style:text-line-through-style="none" style:text-line-through-type="none" style:font-name="monospace" fo:font-size="8.25pt" fo:letter-spacing="normal" fo:font-style="normal" style:text-underline-style="none" fo:font-weight="normal" style:text-blinking="false"/>
    </style:style>
    <style:style style:name="T10" style:family="text">
      <style:text-properties fo:color="#008000"/>
    </style:style>
    <style:style style:name="T11" style:family="text">
      <style:text-properties fo:color="#008000" style:font-name="monospace" fo:font-size="8.25pt" fo:font-style="normal" fo:font-weight="normal"/>
    </style:style>
    <style:style style:name="T12" style:family="text">
      <style:text-properties fo:color="#007f7f"/>
    </style:style>
    <style:style style:name="T13" style:family="text">
      <style:text-properties fo:color="#007f7f" style:font-name="monospace" fo:font-size="8.2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INSERT INTO brand (brand_name)</text:p>
      <text:p text:style-name="Standard">VALUES</text:p>
      <text:p text:style-name="Standard"><text:tab/>('test_brand_one'),</text:p>
      <text:p text:style-name="Standard"><text:tab/>('test_brand_two')</text:p>
      <text:p text:style-name="Standard">;</text:p>
      <text:p text:style-name="Standard"/>
      <text:p text:style-name="P3">INSERT INTO instrument_play (instrument)</text:p>
      <text:p text:style-name="P3">VALUES</text:p>
      <text:p text:style-name="P3"><text:tab/>('Piano'),</text:p>
      <text:p text:style-name="P3"><text:tab/>('Gitarr'),</text:p>
      <text:p text:style-name="P3"><text:tab/>('Flute'),</text:p>
      <text:p text:style-name="P3"><text:tab/>('Drums'),</text:p>
      <text:p text:style-name="P3"><text:tab/>('Trumpet')</text:p>
      <text:p text:style-name="P3">;</text:p>
      <text:p text:style-name="Standard"/>
      <text:p text:style-name="Standard"/>
      <text:p text:style-name="Standard">INSERT INTO instrument_stock (instrument_id_tag,leased,fee,instrument_<text:span text:style-name="T2">play</text:span>_id,brand_id,<text:span text:style-name="T4">leased</text:span>)</text:p>
      <text:p text:style-name="Standard"/>
      <text:p text:style-name="Standard">VALUES</text:p>
      <text:p text:style-name="Standard"><text:tab/>('P1','0',10,1,1,<text:span text:style-name="T4">1</text:span>),</text:p>
      <text:p text:style-name="P5"><text:tab/>('P2','0',10,1,1,<text:span text:style-name="T4">1</text:span>),</text:p>
      <text:p text:style-name="P5"><text:tab/>('P3','0',15,1,1,<text:span text:style-name="T4">1</text:span>),</text:p>
      <text:p text:style-name="P5"><text:tab/>('P4','0',15,1,1,<text:span text:style-name="T4">1</text:span>),</text:p>
      <text:p text:style-name="P5"><text:tab/>('P5','0',20,1,2,<text:span text:style-name="T4">1</text:span>),</text:p>
      <text:p text:style-name="Standard"/>
      <text:p text:style-name="P5"><text:tab/>('G1','0',10,2,1,<text:span text:style-name="T4">1</text:span>),</text:p>
      <text:p text:style-name="P5"><text:tab/>('G2','0',20,2,1,<text:span text:style-name="T4">1</text:span>),</text:p>
      <text:p text:style-name="P5"><text:tab/>('G3','0',20,2,1,<text:span text:style-name="T4">1</text:span>),</text:p>
      <text:p text:style-name="P5"><text:tab/>('G4','0',30,2,2,<text:span text:style-name="T4">1</text:span>),</text:p>
      <text:p text:style-name="P5"><text:tab/>('G5','0',40,2,2,<text:span text:style-name="T4">1</text:span>),</text:p>
      <text:p text:style-name="Standard"/>
      <text:p text:style-name="P5"><text:tab/>('F1','0',15,3,1,<text:span text:style-name="T4">1</text:span>),</text:p>
      <text:p text:style-name="P5"><text:tab/>('F2','0',15,3,1,<text:span text:style-name="T4">1</text:span>),</text:p>
      <text:p text:style-name="P5"><text:tab/>('F3','0',20,3,2,<text:span text:style-name="T4">1</text:span>),</text:p>
      <text:p text:style-name="P5"><text:tab/>('F4','0',30,3,2,<text:span text:style-name="T4">1</text:span>),</text:p>
      <text:p text:style-name="P5"><text:tab/>('F5','0',40,3,2,<text:span text:style-name="T4">1</text:span>),</text:p>
      <text:p text:style-name="Standard"/>
      <text:p text:style-name="P5"><text:tab/>('D1','0',40,4,1,<text:span text:style-name="T4">1</text:span>),</text:p>
      <text:p text:style-name="P5"><text:tab/>('D2','0',40,4,1,<text:span text:style-name="T4">1</text:span>),</text:p>
      <text:p text:style-name="P5"><text:tab/>('D3','0',50,4,2,<text:span text:style-name="T4">1</text:span>),</text:p>
      <text:p text:style-name="P5"><text:tab/>('D4','0',50,4,2,<text:span text:style-name="T4">1</text:span>),</text:p>
      <text:p text:style-name="P5"><text:tab/>('D5','0',50,4,2,<text:span text:style-name="T4">1</text:span>),</text:p>
      <text:p text:style-name="Standard"/>
      <text:p text:style-name="P5"><text:tab/>('T1','0',20,5,1,<text:span text:style-name="T4">1</text:span>),</text:p>
      <text:p text:style-name="P5"><text:tab/>('T2','0',20,5,1,<text:span text:style-name="T4">1</text:span>),</text:p>
      <text:p text:style-name="P5"><text:tab/>('T3','0',40,5,2,<text:span text:style-name="T4">1</text:span>),</text:p>
      <text:p text:style-name="P5"><text:tab/>('T4','0',40,5,2,<text:span text:style-name="T4">1</text:span>),</text:p>
      <text:p text:style-name="P5"><text:tab/>('T5','0',60,5,2,<text:span text:style-name="T4">1</text:span>)</text:p>
      <text:p text:style-name="Standard">;</text:p>
      <text:p text:style-name="Standard"><text:soft-page-break/></text:p>
      <text:p text:style-name="Standard"/>
      <text:p text:style-name="Standard">INSERT INTO person (person_number,first_name)</text:p>
      <text:p text:style-name="Standard"/>
      <text:p text:style-name="Standard">VALUES</text:p>
      <text:p text:style-name="Standard"><text:tab/>('8816594565','Adam'),</text:p>
      <text:p text:style-name="Standard"><text:tab/>('2050651212','Pelle'),</text:p>
      <text:p text:style-name="Standard"><text:tab/>('1519811582','Lisa'),</text:p>
      <text:p text:style-name="Standard"><text:tab/>('2561561321','Bertil'),</text:p>
      <text:p text:style-name="Standard"><text:tab/>('1651311561','Stefan'),</text:p>
      <text:p text:style-name="Standard"><text:tab/>('1294561658','Kalle'),</text:p>
      <text:p text:style-name="Standard"><text:tab/>('1986518525','Julia'),</text:p>
      <text:p text:style-name="Standard"><text:tab/>('1414815961','Johanna'),</text:p>
      <text:p text:style-name="Standard"><text:tab/>('2591631861','Karolina'),</text:p>
      <text:p text:style-name="Standard"><text:tab/>('9561822422','Hanna'),</text:p>
      <text:p text:style-name="Standard"><text:tab/>('1111111111','Johan'),</text:p>
      <text:p text:style-name="Standard"><text:tab/>('2815181581','George'),</text:p>
      <text:p text:style-name="Standard"><text:tab/>('2222222222','Emma'),</text:p>
      <text:p text:style-name="Standard"><text:tab/>('3333333333','David'),</text:p>
      <text:p text:style-name="Standard"><text:tab/>('4444444444','Christoffer')</text:p>
      <text:p text:style-name="Standard">;</text:p>
      <text:p text:style-name="Standard"/>
      <text:p text:style-name="Standard"/>
      <text:p text:style-name="Standard">INSERT INTO instructor(instructor_id_tag,person_id)</text:p>
      <text:p text:style-name="Standard">VALUES</text:p>
      <text:p text:style-name="Standard"><text:tab/>('I1',1),</text:p>
      <text:p text:style-name="Standard"><text:tab/>('I2',2),</text:p>
      <text:p text:style-name="Standard"><text:tab/>('I3',3),</text:p>
      <text:p text:style-name="Standard"><text:tab/>('I4',4),</text:p>
      <text:p text:style-name="Standard"><text:tab/>('I5',5)</text:p>
      <text:p text:style-name="Standard">;</text:p>
      <text:p text:style-name="Standard"/>
      <text:p text:style-name="Standard">INSERT INTO student(person_id,student_id_tag)</text:p>
      <text:p text:style-name="Standard">VALUES</text:p>
      <text:p text:style-name="Standard"><text:tab/>(6,'S1'),</text:p>
      <text:p text:style-name="Standard"><text:tab/>(7,'S2'),</text:p>
      <text:p text:style-name="Standard"><text:tab/>(8,'S3'),</text:p>
      <text:p text:style-name="Standard"><text:tab/>(9,'S4'),</text:p>
      <text:p text:style-name="Standard"><text:tab/>(10,'S5'),<text:tab/></text:p>
      <text:p text:style-name="Standard"><text:tab/>(11,'S6'),</text:p>
      <text:p text:style-name="Standard"><text:tab/>(12,'S7'),</text:p>
      <text:p text:style-name="Standard"><text:tab/>(13,'S8'),</text:p>
      <text:p text:style-name="Standard"><text:tab/>(14,'S9'),</text:p>
      <text:p text:style-name="Standard"><text:tab/>(15,'S10')</text:p>
      <text:p text:style-name="Standard">;<text:tab/></text:p>
      <text:p text:style-name="Standard"><text:tab/></text:p>
      <text:p text:style-name="Standard"/>
      <text:p text:style-name="Standard">INSERT INTO leasing(leasing_id_tag,lease_date,return_date,student_id,instrument_stock_id)</text:p>
      <text:p text:style-name="Standard">VALUES</text:p>
      <text:p text:style-name="Standard"><text:tab/>('L1','2020-05-01',NULL,1,1),</text:p>
      <text:p text:style-name="Standard"><text:tab/>('L2','2020-04-03','2020-06-28',1,2),</text:p>
      <text:p text:style-name="Standard"><text:tab/>('L3','2020-08-10','2021-06-28',2,3),</text:p>
      <text:p text:style-name="Standard"><text:soft-page-break/><text:tab/>('L4','2020-08-14','2021-06-28',2,4),</text:p>
      <text:p text:style-name="Standard"><text:tab/>('L5','2020-08-14','2020-12-10',3,6),</text:p>
      <text:p text:style-name="Standard"><text:tab/>('L6','2020-01-11','2020-12-15',3,7),</text:p>
      <text:p text:style-name="Standard"><text:tab/>('L7','2020-04-01',NULL,4,11),</text:p>
      <text:p text:style-name="Standard"><text:tab/>('L8','2020-04-01',NULL,4,13),</text:p>
      <text:p text:style-name="Standard"><text:tab/>('L9','2020-08-01',NULL,5,17),</text:p>
      <text:p text:style-name="Standard"><text:tab/>('L10','2020-04-01','2020-06-30',7,22),</text:p>
      <text:p text:style-name="Standard"><text:tab/>('L11','2020-01-10','2020-09-30',8,25),</text:p>
      <text:p text:style-name="Standard"><text:tab/>('L12','2020-07-01',NULL,9,2),</text:p>
      <text:p text:style-name="Standard"><text:tab/>('L13','2020-07-01','2020-09-30',9,22),</text:p>
      <text:p text:style-name="Standard"><text:tab/>('L14','2020-02-01','2020-04-30',10,5),</text:p>
      <text:p text:style-name="Standard"><text:tab/>('L15','2020-02-01','2020-04-30',10,24)</text:p>
      <text:p text:style-name="Standard">;</text:p>
      <text:p text:style-name="Standard"/>
      <text:p text:style-name="Standard">INSERT INTO administrator</text:p>
      <text:p text:style-name="Standard">(admin_id_tag)</text:p>
      <text:p text:style-name="Standard"/>
      <text:p text:style-name="Standard">VALUES</text:p>
      <text:p text:style-name="Standard"><text:tab/>('A1')</text:p>
      <text:p text:style-name="Standard">;</text:p>
      <text:p text:style-name="Standard"/>
      <text:p text:style-name="Standard"/>
      <text:p text:style-name="Standard">INSERT INTO booking</text:p>
      <text:p text:style-name="Standard"><text:tab/>(booking_id_tag,student_id,administrator_id)</text:p>
      <text:p text:style-name="Standard">VALUES</text:p>
      <text:p text:style-name="Standard"><text:tab/>('B1',1,1),</text:p>
      <text:p text:style-name="Standard"><text:tab/>('B2',1,1),</text:p>
      <text:p text:style-name="Standard"><text:tab/>('B3',1,1),</text:p>
      <text:p text:style-name="Standard"><text:tab/>('B4',1,1),</text:p>
      <text:p text:style-name="Standard"><text:tab/>('B5',1,1),</text:p>
      <text:p text:style-name="Standard"><text:tab/>('B6',1,1),</text:p>
      <text:p text:style-name="Standard"><text:tab/>('B7',1,1),</text:p>
      <text:p text:style-name="Standard"><text:tab/>('B8',1,1),</text:p>
      <text:p text:style-name="Standard"><text:tab/>('B9',1,1),</text:p>
      <text:p text:style-name="Standard"><text:tab/>('B10',1,1),</text:p>
      <text:p text:style-name="Standard"><text:tab/>('B11',1,1),</text:p>
      <text:p text:style-name="Standard"><text:tab/>('B12',1,1),</text:p>
      <text:p text:style-name="Standard"><text:tab/>('B13',1,1),</text:p>
      <text:p text:style-name="Standard"><text:tab/>('B14',1,1),</text:p>
      <text:p text:style-name="Standard"><text:tab/>('B15',1,1),</text:p>
      <text:p text:style-name="Standard"><text:tab/>('B16',1,1),</text:p>
      <text:p text:style-name="Standard"><text:tab/>('B17',1,1),</text:p>
      <text:p text:style-name="Standard"><text:tab/>('B18',1,1),</text:p>
      <text:p text:style-name="Standard"><text:tab/>('B19',1,1),</text:p>
      <text:p text:style-name="Standard"><text:tab/>('B20',1,1)</text:p>
      <text:p text:style-name="Standard">;</text:p>
      <text:p text:style-name="Standard"/>
      <text:p text:style-name="Standard">INSERT INTO lesson</text:p>
      <text:p text:style-name="Standard">(booking_id,instructor_id,time_stamp)</text:p>
      <text:p text:style-name="Standard">VALUES</text:p>
      <text:p text:style-name="Standard"><text:tab/>(1,1,'2020-01-19 10:30:00'),</text:p>
      <text:p text:style-name="Standard"><text:tab/>(2,1,'2020-03-10 10:00:00'),</text:p>
      <text:p text:style-name="Standard"><text:soft-page-break/><text:tab/>(3,3,'2020-06-19 10:30:00'),</text:p>
      <text:p text:style-name="Standard"><text:tab/>(4,3,'2020-07-19 10:30:00'),</text:p>
      <text:p text:style-name="Standard"><text:tab/>(5,3,'2020-08-19 10:30:00'),</text:p>
      <text:p text:style-name="Standard"><text:tab/>(6,3,'2020-09-19 10:30:00'),</text:p>
      <text:p text:style-name="Standard"><text:tab/>(7,3,'2020-04-19 10:30:00'),</text:p>
      <text:p text:style-name="Standard"><text:tab/>(8,3,'2020-03-19 10:30:00'),</text:p>
      <text:p text:style-name="Standard"><text:tab/>(9,4,'2020-07-19 10:30:00'),</text:p>
      <text:p text:style-name="Standard"><text:tab/>(10,4,'2020-10-19 10:30:00'),</text:p>
      <text:p text:style-name="Standard"><text:tab/>(11,4,'2020-11-19 10:30:00'),</text:p>
      <text:p text:style-name="Standard"><text:tab/>(12,5,'2020-01-19 10:30:00'),</text:p>
      <text:p text:style-name="Standard"><text:tab/>(13,5,'2020-04-19 10:30:00'),</text:p>
      <text:p text:style-name="Standard"><text:tab/>(14,5,'2020-05-19 10:30:00'),</text:p>
      <text:p text:style-name="Standard"><text:tab/>(15,5,'2020-06-19 10:30:00'),</text:p>
      <text:p text:style-name="Standard"><text:tab/>(16,5,'2020-06-19 10:30:00'),</text:p>
      <text:p text:style-name="Standard"><text:tab/>(17,5,'2020-12-19 10:30:00'),</text:p>
      <text:p text:style-name="Standard"><text:tab/>(18,5,'2020-11-19 10:30:00'),</text:p>
      <text:p text:style-name="Standard"><text:tab/>(19,5,'2020-10-19 10:30:00'),</text:p>
      <text:p text:style-name="Standard"><text:tab/>(20,5,'2020-09-19 10:30:00')</text:p>
      <text:p text:style-name="Standard">;</text:p>
      <text:p text:style-name="Standard"/>
      <text:p text:style-name="Standard"/>
      <text:p text:style-name="Standard"/>
      <text:p text:style-name="Standard">INSERT INTO genre (genre_name)</text:p>
      <text:p text:style-name="Standard">VALUES</text:p>
      <text:p text:style-name="Standard"><text:tab/>('Klassisk'),</text:p>
      <text:p text:style-name="Standard"><text:tab/>('Rock'),</text:p>
      <text:p text:style-name="Standard"><text:tab/>('Metal'),</text:p>
      <text:p text:style-name="P10"><text:tab/><text:span text:style-name="T5">('Dansband'),</text:span></text:p>
      <text:p text:style-name="P10"><text:tab/><text:span text:style-name="T5">('Opera')</text:span></text:p>
      <text:p text:style-name="Standard">;</text:p>
      <text:p text:style-name="Standard"/>
      <text:p text:style-name="P6"><text:a xlink:type="simple" xlink:href="https://www.postgresql.org/docs/13/static/sql-insert.html" office:target-frame-name="_blank" xlink:show="new" text:style-name="Internet_20_link" text:visited-style-name="Visited_20_Internet_20_Link"><text:span text:style-name="T7">INSERT</text:span></text:a><text:span text:style-name="T8"> INTO </text:span><text:a xlink:type="simple" xlink:href="http://localhost:8080/?pgsql=db&amp;username=postgres&amp;db=soundgooddb&amp;ns=public&amp;table=time_slot" text:style-name="Internet_20_link" text:visited-style-name="Visited_20_Internet_20_Link"><text:span text:style-name="T9">time_slot</text:span></text:a><text:span text:style-name="T8"> (time_slot_id_tag,instructor_id,genre_id,instrument_play_id,time_stamp,min_students,max_students,booked_students)</text:span></text:p>
      <text:p text:style-name="P7"><text:a xlink:type="simple" xlink:href="https://www.postgresql.org/docs/13/static/sql-values.html" office:target-frame-name="_blank" xlink:show="new" text:style-name="Internet_20_link" text:visited-style-name="Visited_20_Internet_20_Link"><text:span text:style-name="T7">VALUES</text:span></text:a></text:p>
      <text:p text:style-name="P8"><text:s text:c="8"/><text:span text:style-name="T6">(</text:span><text:span text:style-name="T11">'TIME1'</text:span><text:span text:style-name="T6">,</text:span><text:span text:style-name="T13">1</text:span><text:span text:style-name="T6">,</text:span><text:span text:style-name="T13">1</text:span><text:span text:style-name="T6">,NULL,</text:span><text:span text:style-name="T11">'2020-09-07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30</text:span><text:span text:style-name="T6">),</text:span></text:p>
      <text:p text:style-name="P8"><text:s text:c="8"/><text:span text:style-name="T6">(</text:span><text:span text:style-name="T11">'TIME2'</text:span><text:span text:style-name="T6">,</text:span><text:span text:style-name="T13">2</text:span><text:span text:style-name="T6">,</text:span><text:span text:style-name="T13">1</text:span><text:span text:style-name="T6">,NULL,</text:span><text:span text:style-name="T11">'2020-09-07 14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40</text:span><text:span text:style-name="T6">),</text:span></text:p>
      <text:p text:style-name="P8"><text:s text:c="8"/><text:span text:style-name="T6">(</text:span><text:span text:style-name="T11">'TIME3'</text:span><text:span text:style-name="T6">,</text:span><text:span text:style-name="T13">3</text:span><text:span text:style-name="T6">,</text:span><text:span text:style-name="T13">1</text:span><text:span text:style-name="T6">,NULL,</text:span><text:span text:style-name="T11">'2020-09-0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39</text:span><text:span text:style-name="T6">),</text:span></text:p>
      <text:p text:style-name="P8"><text:s text:c="8"/><text:span text:style-name="T6">(</text:span><text:span text:style-name="T11">'TIME4'</text:span><text:span text:style-name="T6">,</text:span><text:span text:style-name="T13">4</text:span><text:span text:style-name="T6">,</text:span><text:span text:style-name="T13">1</text:span><text:span text:style-name="T6">,NULL,</text:span><text:span text:style-name="T11">'2020-09-10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38</text:span><text:span text:style-name="T6">),</text:span></text:p>
      <text:p text:style-name="P8"><text:s text:c="8"/><text:span text:style-name="T6">(</text:span><text:span text:style-name="T11">'TIME5'</text:span><text:span text:style-name="T6">,</text:span><text:span text:style-name="T13">5</text:span><text:span text:style-name="T6">,</text:span><text:span text:style-name="T13">1</text:span><text:span text:style-name="T6">,NULL,</text:span><text:span text:style-name="T11">'2020-09-13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40</text:span><text:span text:style-name="T6">),</text:span></text:p>
      <text:p text:style-name="P8"><text:s text:c="8"/><text:span text:style-name="T6">(</text:span><text:span text:style-name="T11">'TIME6'</text:span><text:span text:style-name="T6">,</text:span><text:span text:style-name="T13">5</text:span><text:span text:style-name="T6">,</text:span><text:span text:style-name="T13">1</text:span><text:span text:style-name="T6">,NULL,</text:span><text:span text:style-name="T11">'2020-10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35</text:span><text:span text:style-name="T6">),</text:span></text:p>
      <text:p text:style-name="P8"><text:s text:c="8"/><text:span text:style-name="T6">(</text:span><text:span text:style-name="T11">'TIME7'</text:span><text:span text:style-name="T6">,</text:span><text:span text:style-name="T13">1</text:span><text:span text:style-name="T6">,</text:span><text:span text:style-name="T13">1</text:span><text:span text:style-name="T6">,NULL,</text:span><text:span text:style-name="T11">'2020-11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30</text:span><text:span text:style-name="T6">),</text:span></text:p>
      <text:p text:style-name="P8"><text:s text:c="8"/><text:span text:style-name="T6">(</text:span><text:span text:style-name="T11">'TIME8'</text:span><text:span text:style-name="T6">,</text:span><text:span text:style-name="T13">1</text:span><text:span text:style-name="T6">,</text:span><text:span text:style-name="T13">1</text:span><text:span text:style-name="T6">,NULL,</text:span><text:span text:style-name="T11">'2020-12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30</text:span><text:span text:style-name="T6">),</text:span></text:p>
      <text:p text:style-name="P8"><text:s text:c="8"/><text:span text:style-name="T6">(</text:span><text:span text:style-name="T11">'TIME9'</text:span><text:span text:style-name="T6">,</text:span><text:span text:style-name="T13">2</text:span><text:span text:style-name="T6">,</text:span><text:span text:style-name="T13">1</text:span><text:span text:style-name="T6">,NULL,</text:span><text:span text:style-name="T11">'2020-01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10'</text:span><text:span text:style-name="T6">,</text:span><text:span text:style-name="T13">3</text:span><text:span text:style-name="T6">,</text:span><text:span text:style-name="T13">1</text:span><text:span text:style-name="T6">,NULL,</text:span><text:span text:style-name="T11">'2020-02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11'</text:span><text:span text:style-name="T6">,</text:span><text:span text:style-name="T13">3</text:span><text:span text:style-name="T6">,</text:span><text:span text:style-name="T13">1</text:span><text:span text:style-name="T6">,NULL,</text:span><text:span text:style-name="T11">'2020-02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12'</text:span><text:span text:style-name="T6">,</text:span><text:span text:style-name="T13">1</text:span><text:span text:style-name="T6">,</text:span><text:span text:style-name="T13">1</text:span><text:span text:style-name="T6">,NULL,</text:span><text:span text:style-name="T11">'2020-03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13'</text:span><text:span text:style-name="T6">,</text:span><text:span text:style-name="T13">4</text:span><text:span text:style-name="T6">,</text:span><text:span text:style-name="T13">1</text:span><text:span text:style-name="T6">,NULL,</text:span><text:span text:style-name="T11">'2020-03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14'</text:span><text:span text:style-name="T6">,</text:span><text:span text:style-name="T13">4</text:span><text:span text:style-name="T6">,</text:span><text:span text:style-name="T13">1</text:span><text:span text:style-name="T6">,NULL,</text:span><text:span text:style-name="T11">'2020-03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15'</text:span><text:span text:style-name="T6">,</text:span><text:span text:style-name="T13">2</text:span><text:span text:style-name="T6">,</text:span><text:span text:style-name="T13">1</text:span><text:span text:style-name="T6">,NULL,</text:span><text:span text:style-name="T11">'2020-03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16'</text:span><text:span text:style-name="T6">,</text:span><text:span text:style-name="T13">5</text:span><text:span text:style-name="T6">,</text:span><text:span text:style-name="T13">1</text:span><text:span text:style-name="T6">,NULL,</text:span><text:span text:style-name="T11">'2020-04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17'</text:span><text:span text:style-name="T6">,</text:span><text:span text:style-name="T13">5</text:span><text:span text:style-name="T6">,</text:span><text:span text:style-name="T13">1</text:span><text:span text:style-name="T6">,NULL,</text:span><text:span text:style-name="T11">'2020-04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18'</text:span><text:span text:style-name="T6">,</text:span><text:span text:style-name="T13">2</text:span><text:span text:style-name="T6">,</text:span><text:span text:style-name="T13">1</text:span><text:span text:style-name="T6">,NULL,</text:span><text:span text:style-name="T11">'2020-04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oft-page-break/><text:s text:c="8"/><text:span text:style-name="T6">(</text:span><text:span text:style-name="T11">'TIME19'</text:span><text:span text:style-name="T6">,</text:span><text:span text:style-name="T13">1</text:span><text:span text:style-name="T6">,</text:span><text:span text:style-name="T13">1</text:span><text:span text:style-name="T6">,NULL,</text:span><text:span text:style-name="T11">'2020-05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20'</text:span><text:span text:style-name="T6">,</text:span><text:span text:style-name="T13">3</text:span><text:span text:style-name="T6">,</text:span><text:span text:style-name="T13">1</text:span><text:span text:style-name="T6">,NULL,</text:span><text:span text:style-name="T11">'2020-06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21'</text:span><text:span text:style-name="T6">,</text:span><text:span text:style-name="T13">3</text:span><text:span text:style-name="T6">,</text:span><text:span text:style-name="T13">1</text:span><text:span text:style-name="T6">,NULL,</text:span><text:span text:style-name="T11">'2020-06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22'</text:span><text:span text:style-name="T6">,</text:span><text:span text:style-name="T13">1</text:span><text:span text:style-name="T6">,</text:span><text:span text:style-name="T13">1</text:span><text:span text:style-name="T6">,NULL,</text:span><text:span text:style-name="T11">'2020-07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23'</text:span><text:span text:style-name="T6">,</text:span><text:span text:style-name="T13">2</text:span><text:span text:style-name="T6">,</text:span><text:span text:style-name="T13">1</text:span><text:span text:style-name="T6">,NULL,</text:span><text:span text:style-name="T11">'2020-07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24'</text:span><text:span text:style-name="T6">,</text:span><text:span text:style-name="T13">4</text:span><text:span text:style-name="T6">,</text:span><text:span text:style-name="T13">1</text:span><text:span text:style-name="T6">,NULL,</text:span><text:span text:style-name="T11">'2020-08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25'</text:span><text:span text:style-name="T6">,</text:span><text:span text:style-name="T13">1</text:span><text:span text:style-name="T6">,</text:span><text:span text:style-name="T13">1</text:span><text:span text:style-name="T6">,NULL,</text:span><text:span text:style-name="T11">'2020-10-19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26'</text:span><text:span text:style-name="T6">,</text:span><text:span text:style-name="T13">5</text:span><text:span text:style-name="T6">,NULL,</text:span><text:span text:style-name="T13">1</text:span><text:span text:style-name="T6">,</text:span><text:span text:style-name="T11">'2020-09-07 15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38</text:span><text:span text:style-name="T6">),</text:span></text:p>
      <text:p text:style-name="P8"><text:s text:c="8"/><text:span text:style-name="T6">(</text:span><text:span text:style-name="T11">'TIME27'</text:span><text:span text:style-name="T6">,</text:span><text:span text:style-name="T13">3</text:span><text:span text:style-name="T6">,NULL,</text:span><text:span text:style-name="T13">1</text:span><text:span text:style-name="T6">,</text:span><text:span text:style-name="T11">'2020-09-08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30</text:span><text:span text:style-name="T6">),</text:span></text:p>
      <text:p text:style-name="P8"><text:s text:c="8"/><text:span text:style-name="T6">(</text:span><text:span text:style-name="T11">'TIME28'</text:span><text:span text:style-name="T6">,</text:span><text:span text:style-name="T13">5</text:span><text:span text:style-name="T6">,NULL,</text:span><text:span text:style-name="T13">1</text:span><text:span text:style-name="T6">,</text:span><text:span text:style-name="T11">'2020-09-12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31</text:span><text:span text:style-name="T6">),</text:span></text:p>
      <text:p text:style-name="P8"><text:s text:c="8"/><text:span text:style-name="T6">(</text:span><text:span text:style-name="T11">'TIME29'</text:span><text:span text:style-name="T6">,</text:span><text:span text:style-name="T13">3</text:span><text:span text:style-name="T6">,NULL,</text:span><text:span text:style-name="T13">1</text:span><text:span text:style-name="T6">,</text:span><text:span text:style-name="T11">'2020-09-14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40</text:span><text:span text:style-name="T6">),</text:span></text:p>
      <text:p text:style-name="P8"><text:s text:c="8"/><text:span text:style-name="T6">(</text:span><text:span text:style-name="T11">'TIME30'</text:span><text:span text:style-name="T6">,</text:span><text:span text:style-name="T13">2</text:span><text:span text:style-name="T6">,NULL,</text:span><text:span text:style-name="T13">1</text:span><text:span text:style-name="T6">,</text:span><text:span text:style-name="T11">'2020-09-10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40</text:span><text:span text:style-name="T6">),</text:span></text:p>
      <text:p text:style-name="P8"><text:s text:c="8"/><text:span text:style-name="T6">(</text:span><text:span text:style-name="T11">'TIME31'</text:span><text:span text:style-name="T6">,</text:span><text:span text:style-name="T13">2</text:span><text:span text:style-name="T6">,NULL,</text:span><text:span text:style-name="T13">1</text:span><text:span text:style-name="T6">,</text:span><text:span text:style-name="T11">'2020-09-11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25</text:span><text:span text:style-name="T6">),</text:span></text:p>
      <text:p text:style-name="P8"><text:s text:c="8"/><text:span text:style-name="T6">(</text:span><text:span text:style-name="T11">'TIME32'</text:span><text:span text:style-name="T6">,</text:span><text:span text:style-name="T13">1</text:span><text:span text:style-name="T6">,NULL,</text:span><text:span text:style-name="T13">1</text:span><text:span text:style-name="T6">,</text:span><text:span text:style-name="T11">'2020-09-12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10</text:span><text:span text:style-name="T6">),</text:span></text:p>
      <text:p text:style-name="P8"><text:s text:c="8"/><text:span text:style-name="T6">(</text:span><text:span text:style-name="T11">'TIME33'</text:span><text:span text:style-name="T6">,</text:span><text:span text:style-name="T13">3</text:span><text:span text:style-name="T6">,NULL,</text:span><text:span text:style-name="T13">1</text:span><text:span text:style-name="T6">,</text:span><text:span text:style-name="T11">'2020-09-13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5</text:span><text:span text:style-name="T6">),</text:span></text:p>
      <text:p text:style-name="P8"><text:s text:c="8"/><text:span text:style-name="T6">(</text:span><text:span text:style-name="T11">'TIME34'</text:span><text:span text:style-name="T6">,</text:span><text:span text:style-name="T13">2</text:span><text:span text:style-name="T6">,NULL,</text:span><text:span text:style-name="T13">1</text:span><text:span text:style-name="T6">,</text:span><text:span text:style-name="T11">'2020-05-07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35'</text:span><text:span text:style-name="T6">,</text:span><text:span text:style-name="T13">1</text:span><text:span text:style-name="T6">,NULL,</text:span><text:span text:style-name="T13">1</text:span><text:span text:style-name="T6">,</text:span><text:span text:style-name="T11">'2020-05-07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36'</text:span><text:span text:style-name="T6">,</text:span><text:span text:style-name="T13">4</text:span><text:span text:style-name="T6">,NULL,</text:span><text:span text:style-name="T13">1</text:span><text:span text:style-name="T6">,</text:span><text:span text:style-name="T11">'2020-06-07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8"><text:s text:c="8"/><text:span text:style-name="T6">(</text:span><text:span text:style-name="T11">'TIME37'</text:span><text:span text:style-name="T6">,</text:span><text:span text:style-name="T13">5</text:span><text:span text:style-name="T6">,NULL,</text:span><text:span text:style-name="T13">1</text:span><text:span text:style-name="T6">,</text:span><text:span text:style-name="T11">'2020-07-07 12:00:00'</text:span><text:span text:style-name="T6">,</text:span><text:span text:style-name="T13">5</text:span><text:span text:style-name="T6">,</text:span><text:span text:style-name="T13">40</text:span><text:span text:style-name="T6">,</text:span><text:span text:style-name="T13">0</text:span><text:span text:style-name="T6">),</text:span></text:p>
      <text:p text:style-name="P9">(<text:span text:style-name="T10">'TIME38'</text:span>,<text:span text:style-name="T12">1</text:span>,NULL,<text:span text:style-name="T12">1</text:span>,<text:span text:style-name="T10">'2021-03-15 12:00:00'</text:span>,<text:span text:style-name="T12">5</text:span>,<text:span text:style-name="T12">40</text:span>,<text:span text:style-name="T12">20</text:span>),</text:p>
      <text:p text:style-name="P9">(<text:span text:style-name="T10">'TIME39'</text:span>,<text:span text:style-name="T12">1</text:span>,NULL,<text:span text:style-name="T12">2</text:span>,<text:span text:style-name="T10">'2021-02-15 12:00:00'</text:span>,<text:span text:style-name="T12">5</text:span>,<text:span text:style-name="T12">40</text:span>,<text:span text:style-name="T12">10</text:span>),</text:p>
      <text:p text:style-name="P9">(<text:span text:style-name="T10">'TIME40'</text:span>,<text:span text:style-name="T12">2</text:span>,NULL,<text:span text:style-name="T12">3</text:span>,<text:span text:style-name="T10">'2021-02-15 12:00:00'</text:span>,<text:span text:style-name="T12">5</text:span>,<text:span text:style-name="T12">40</text:span>,<text:span text:style-name="T12">0</text:span>),</text:p>
      <text:p text:style-name="P9">(<text:span text:style-name="T10">'TIME41'</text:span>,<text:span text:style-name="T12">3</text:span>,NULL,<text:span text:style-name="T12">4</text:span>,<text:span text:style-name="T10">'2021-03-15 12:00:00'</text:span>,<text:span text:style-name="T12">5</text:span>,<text:span text:style-name="T12">40</text:span>,<text:span text:style-name="T12">40</text:span>),</text:p>
      <text:p text:style-name="P9">(<text:span text:style-name="T10">'TIME42'</text:span>,<text:span text:style-name="T12">3</text:span>,NULL,<text:span text:style-name="T12">5</text:span>,<text:span text:style-name="T10">'2021-03-15 12:00:00'</text:span>,<text:span text:style-name="T12">5</text:span>,<text:span text:style-name="T12">40</text:span>,<text:span text:style-name="T12">39</text:span>),</text:p>
      <text:p text:style-name="P9">(<text:span text:style-name="T10">'TIME43'</text:span>,<text:span text:style-name="T12">4</text:span>,NULL,<text:span text:style-name="T12">1</text:span>,<text:span text:style-name="T10">'2021-02-15 12:00:00'</text:span>,<text:span text:style-name="T12">5</text:span>,<text:span text:style-name="T12">40</text:span>,<text:span text:style-name="T12">38</text:span>),</text:p>
      <text:p text:style-name="P9">(<text:span text:style-name="T10">'TIME44'</text:span>,<text:span text:style-name="T12">4</text:span>,NULL,<text:span text:style-name="T12">2</text:span>,<text:span text:style-name="T10">'2021-02-15 12:00:00'</text:span>,<text:span text:style-name="T12">5</text:span>,<text:span text:style-name="T12">40</text:span>,<text:span text:style-name="T12">40</text:span>),</text:p>
      <text:p text:style-name="P9">(<text:span text:style-name="T10">'TIME45'</text:span>,<text:span text:style-name="T12">5</text:span>,NULL,<text:span text:style-name="T12">3</text:span>,<text:span text:style-name="T10">'2021-03-16 12:00:00'</text:span>,<text:span text:style-name="T12">5</text:span>,<text:span text:style-name="T12">40</text:span>,<text:span text:style-name="T12">20</text:span>),</text:p>
      <text:p text:style-name="P9">(<text:span text:style-name="T10">'TIME46'</text:span>,<text:span text:style-name="T12">5</text:span>,NULL,<text:span text:style-name="T12">4</text:span>,<text:span text:style-name="T10">'2021-03-16 12:00:00'</text:span>,<text:span text:style-name="T12">5</text:span>,<text:span text:style-name="T12">40</text:span>,<text:span text:style-name="T12">20</text:span>),</text:p>
      <text:p text:style-name="P9">(<text:span text:style-name="T10">'TIME47'</text:span>,<text:span text:style-name="T12">5</text:span>,NULL,<text:span text:style-name="T12">5</text:span>,<text:span text:style-name="T10">'2021-02-16 12:00:00'</text:span>,<text:span text:style-name="T12">5</text:span>,<text:span text:style-name="T12">40</text:span>,<text:span text:style-name="T12">20</text:span>),</text:p>
      <text:p text:style-name="P9">(<text:span text:style-name="T10">'TIME48'</text:span>,<text:span text:style-name="T12">4</text:span>,NULL,<text:span text:style-name="T12">1</text:span>,<text:span text:style-name="T10">'2021-02-16 12:00:00'</text:span>,<text:span text:style-name="T12">5</text:span>,<text:span text:style-name="T12">40</text:span>,<text:span text:style-name="T12">20</text:span>),</text:p>
      <text:p text:style-name="P9">(<text:span text:style-name="T10">'TIME49'</text:span>,<text:span text:style-name="T12">4</text:span>,NULL,<text:span text:style-name="T12">2</text:span>,<text:span text:style-name="T10">'2021-03-16 12:00:00'</text:span>,<text:span text:style-name="T12">5</text:span>,<text:span text:style-name="T12">40</text:span>,<text:span text:style-name="T12">20</text:span>),</text:p>
      <text:p text:style-name="P9">(<text:span text:style-name="T10">'TIME50'</text:span>,<text:span text:style-name="T12">1</text:span>,NULL,<text:span text:style-name="T12">3</text:span>,<text:span text:style-name="T10">'2021-02-16 12:00:00'</text:span>,<text:span text:style-name="T12">5</text:span>,<text:span text:style-name="T12">40</text:span>,<text:span text:style-name="T12">20</text:span>),</text:p>
      <text:p text:style-name="P9">(<text:span text:style-name="T10">'TIME51'</text:span>,<text:span text:style-name="T12">1</text:span>,NULL,<text:span text:style-name="T12">4</text:span>,<text:span text:style-name="T10">'2021-02-17 12:00:00'</text:span>,<text:span text:style-name="T12">5</text:span>,<text:span text:style-name="T12">40</text:span>,<text:span text:style-name="T12">20</text:span>),</text:p>
      <text:p text:style-name="P9">(<text:span text:style-name="T10">'TIME52'</text:span>,<text:span text:style-name="T12">1</text:span>,NULL,<text:span text:style-name="T12">5</text:span>,<text:span text:style-name="T10">'2021-03-17 12:00:00'</text:span>,<text:span text:style-name="T12">5</text:span>,<text:span text:style-name="T12">40</text:span>,<text:span text:style-name="T12">20</text:span>),</text:p>
      <text:p text:style-name="P9">(<text:span text:style-name="T10">'TIME53'</text:span>,<text:span text:style-name="T12">2</text:span>,NULL,<text:span text:style-name="T12">1</text:span>,<text:span text:style-name="T10">'2021-03-17 12:00:00'</text:span>,<text:span text:style-name="T12">5</text:span>,<text:span text:style-name="T12">40</text:span>,<text:span text:style-name="T12">20</text:span>),</text:p>
      <text:p text:style-name="P9">(<text:span text:style-name="T10">'TIME54'</text:span>,<text:span text:style-name="T12">2</text:span>,NULL,<text:span text:style-name="T12">2</text:span>,<text:span text:style-name="T10">'2021-02-17 12:00:00'</text:span>,<text:span text:style-name="T12">5</text:span>,<text:span text:style-name="T12">40</text:span>,<text:span text:style-name="T12">20</text:span>),</text:p>
      <text:p text:style-name="P9">(<text:span text:style-name="T10">'TIME55'</text:span>,<text:span text:style-name="T12">2</text:span>,NULL,<text:span text:style-name="T12">3</text:span>,<text:span text:style-name="T10">'2021-02-17 12:00:00'</text:span>,<text:span text:style-name="T12">5</text:span>,<text:span text:style-name="T12">40</text:span>,<text:span text:style-name="T12">20</text:span>),</text:p>
      <text:p text:style-name="P9">(<text:span text:style-name="T10">'TIME56'</text:span>,<text:span text:style-name="T12">3</text:span>,NULL,<text:span text:style-name="T12">4</text:span>,<text:span text:style-name="T10">'2021-03-17 12:00:00'</text:span>,<text:span text:style-name="T12">5</text:span>,<text:span text:style-name="T12">40</text:span>,<text:span text:style-name="T12">20</text:span>),</text:p>
      <text:p text:style-name="P9">(<text:span text:style-name="T10">'TIME57'</text:span>,<text:span text:style-name="T12">2</text:span>,NULL,<text:span text:style-name="T12">5</text:span>,<text:span text:style-name="T10">'2021-03-17 12:00:00'</text:span>,<text:span text:style-name="T12">5</text:span>,<text:span text:style-name="T12">40</text:span>,<text:span text:style-name="T12">20</text:span>),</text:p>
      <text:p text:style-name="P9">(<text:span text:style-name="T10">'TIME58'</text:span>,<text:span text:style-name="T12">4</text:span>,NULL,<text:span text:style-name="T12">1</text:span>,<text:span text:style-name="T10">'2021-02-18 12:00:00'</text:span>,<text:span text:style-name="T12">5</text:span>,<text:span text:style-name="T12">40</text:span>,<text:span text:style-name="T12">40</text:span>),</text:p>
      <text:p text:style-name="P9">(<text:span text:style-name="T10">'TIME59'</text:span>,<text:span text:style-name="T12">1</text:span>,NULL,<text:span text:style-name="T12">2</text:span>,<text:span text:style-name="T10">'2021-02-18 12:00:00'</text:span>,<text:span text:style-name="T12">5</text:span>,<text:span text:style-name="T12">40</text:span>,<text:span text:style-name="T12">38</text:span>),</text:p>
      <text:p text:style-name="P9">(<text:span text:style-name="T10">'TIME60'</text:span>,<text:span text:style-name="T12">1</text:span>,NULL,<text:span text:style-name="T12">3</text:span>,<text:span text:style-name="T10">'2021-03-18 12:00:00'</text:span>,<text:span text:style-name="T12">5</text:span>,<text:span text:style-name="T12">40</text:span>,<text:span text:style-name="T12">39</text:span>),</text:p>
      <text:p text:style-name="P9">(<text:span text:style-name="T10">'TIME61'</text:span>,<text:span text:style-name="T12">4</text:span>,NULL,<text:span text:style-name="T12">4</text:span>,<text:span text:style-name="T10">'2021-03-18 12:00:00'</text:span>,<text:span text:style-name="T12">5</text:span>,<text:span text:style-name="T12">40</text:span>,<text:span text:style-name="T12">40</text:span>),</text:p>
      <text:p text:style-name="P9">(<text:span text:style-name="T10">'TIME62'</text:span>,<text:span text:style-name="T12">5</text:span>,NULL,<text:span text:style-name="T12">5</text:span>,<text:span text:style-name="T10">'2021-03-18 12:00:00'</text:span>,<text:span text:style-name="T12">5</text:span>,<text:span text:style-name="T12">40</text:span>,<text:span text:style-name="T12">40</text:span>),</text:p>
      <text:p text:style-name="P9">(<text:span text:style-name="T10">'TIME63'</text:span>,<text:span text:style-name="T12">1</text:span>,NULL,<text:span text:style-name="T12">1</text:span>,<text:span text:style-name="T10">'2021-03-19 12:00:00'</text:span>,<text:span text:style-name="T12">5</text:span>,<text:span text:style-name="T12">40</text:span>,<text:span text:style-name="T12">40</text:span>),</text:p>
      <text:p text:style-name="P9">(<text:span text:style-name="T10">'TIME64'</text:span>,<text:span text:style-name="T12">5</text:span>,NULL,<text:span text:style-name="T12">2</text:span>,<text:span text:style-name="T10">'2021-03-19 12:00:00'</text:span>,<text:span text:style-name="T12">5</text:span>,<text:span text:style-name="T12">40</text:span>,<text:span text:style-name="T12">40</text:span>),</text:p>
      <text:p text:style-name="P9">(<text:span text:style-name="T10">'TIME65'</text:span>,<text:span text:style-name="T12">1</text:span>,<text:span text:style-name="T12">3</text:span>,NULL,<text:span text:style-name="T10">'2021-03-15 12:00:00'</text:span>,<text:span text:style-name="T12">5</text:span>,<text:span text:style-name="T12">40</text:span>,<text:span text:style-name="T12">20</text:span>),</text:p>
      <text:p text:style-name="P9">(<text:span text:style-name="T10">'TIME66'</text:span>,<text:span text:style-name="T12">2</text:span>,<text:span text:style-name="T12">3</text:span>,NULL,<text:span text:style-name="T10">'2021-03-16 12:00:00'</text:span>,<text:span text:style-name="T12">5</text:span>,<text:span text:style-name="T12">40</text:span>,<text:span text:style-name="T12">20</text:span>),</text:p>
      <text:p text:style-name="P9">(<text:span text:style-name="T10">'TIME67'</text:span>,<text:span text:style-name="T12">2</text:span>,<text:span text:style-name="T12">2</text:span>,NULL,<text:span text:style-name="T10">'2021-03-17 12:00:00'</text:span>,<text:span text:style-name="T12">5</text:span>,<text:span text:style-name="T12">40</text:span>,<text:span text:style-name="T12">20</text:span>),</text:p>
      <text:p text:style-name="P9">(<text:span text:style-name="T10">'TIME68'</text:span>,<text:span text:style-name="T12">2</text:span>,<text:span text:style-name="T12">1</text:span>,NULL,<text:span text:style-name="T10">'2021-03-17 12:00:00'</text:span>,<text:span text:style-name="T12">5</text:span>,<text:span text:style-name="T12">40</text:span>,<text:span text:style-name="T12">20</text:span>),</text:p>
      <text:p text:style-name="P9">(<text:span text:style-name="T10">'TIME69'</text:span>,<text:span text:style-name="T12">3</text:span>,<text:span text:style-name="T12">1</text:span>,NULL,<text:span text:style-name="T10">'2021-03-18 12:00:00'</text:span>,<text:span text:style-name="T12">5</text:span>,<text:span text:style-name="T12">40</text:span>,<text:span text:style-name="T12">20</text:span>),</text:p>
      <text:p text:style-name="P9">(<text:span text:style-name="T10">'TIME70'</text:span>,<text:span text:style-name="T12">2</text:span>,<text:span text:style-name="T12">1</text:span>,NULL,<text:span text:style-name="T10">'2021-03-19 12:00:00'</text:span>,<text:span text:style-name="T12">5</text:span>,<text:span text:style-name="T12">40</text:span>,<text:span text:style-name="T12">20</text:span>),</text:p>
      <text:p text:style-name="P9">(<text:span text:style-name="T10">'TIME71'</text:span>,<text:span text:style-name="T12">4</text:span>,<text:span text:style-name="T12">1</text:span>,NULL,<text:span text:style-name="T10">'2021-03-15 12:00:00'</text:span>,<text:span text:style-name="T12">5</text:span>,<text:span text:style-name="T12">40</text:span>,<text:span text:style-name="T12">40</text:span>),</text:p>
      <text:p text:style-name="P9">(<text:span text:style-name="T10">'TIME72'</text:span>,<text:span text:style-name="T12">1</text:span>,<text:span text:style-name="T12">2</text:span>,NULL,<text:span text:style-name="T10">'2021-03-15 12:00:00'</text:span>,<text:span text:style-name="T12">5</text:span>,<text:span text:style-name="T12">40</text:span>,<text:span text:style-name="T12">38</text:span>),</text:p>
      <text:p text:style-name="P9">(<text:span text:style-name="T10">'TIME73'</text:span>,<text:span text:style-name="T12">1</text:span>,<text:span text:style-name="T12">3</text:span>,NULL,<text:span text:style-name="T10">'2021-03-15 12:00:00'</text:span>,<text:span text:style-name="T12">5</text:span>,<text:span text:style-name="T12">40</text:span>,<text:span text:style-name="T12">39</text:span>),</text:p>
      <text:p text:style-name="P9">(<text:span text:style-name="T10">'TIME74'</text:span>,<text:span text:style-name="T12">4</text:span>,<text:span text:style-name="T12">2</text:span>,NULL,<text:span text:style-name="T10">'2021-03-20 12:00:00'</text:span>,<text:span text:style-name="T12">5</text:span>,<text:span text:style-name="T12">40</text:span>,<text:span text:style-name="T12">40</text:span>),</text:p>
      <text:p text:style-name="P9">(<text:span text:style-name="T10">'TIME75'</text:span>,<text:span text:style-name="T12">5</text:span>,<text:span text:style-name="T12">1</text:span>,NULL,<text:span text:style-name="T10">'2021-03-21 12:00:00'</text:span>,<text:span text:style-name="T12">5</text:span>,<text:span text:style-name="T12">40</text:span>,<text:span text:style-name="T12">40</text:span>),</text:p>
      <text:p text:style-name="P9">(<text:span text:style-name="T10">'TIME76'</text:span>,<text:span text:style-name="T12">1</text:span>,<text:span text:style-name="T12">2</text:span>,NULL,<text:span text:style-name="T10">'2021-03-22 12:00:00'</text:span>,<text:span text:style-name="T12">5</text:span>,<text:span text:style-name="T12">40</text:span>,<text:span text:style-name="T12">39</text:span>),</text:p>
      <text:p text:style-name="P9"><text:soft-page-break/>(<text:span text:style-name="T10">'TIME77'</text:span>,<text:span text:style-name="T12">5</text:span>,<text:span text:style-name="T12">1</text:span>,NULL,<text:span text:style-name="T10">'2021-03-23 12:00:00'</text:span>,<text:span text:style-name="T12">5</text:span>,<text:span text:style-name="T12">40</text:span>,<text:span text:style-name="T12">40</text:span>),</text:p>
      <text:p text:style-name="P9">(<text:span text:style-name="T10">'TIME78'</text:span>,<text:span text:style-name="T12">5</text:span>,NULL,<text:span text:style-name="T12">1</text:span>,<text:span text:style-name="T10">'2021-03-24 12:00:00'</text:span>,<text:span text:style-name="T12">5</text:span>,<text:span text:style-name="T12">40</text:span>,<text:span text:style-name="T12">40</text:span>),</text:p>
      <text:p text:style-name="P9">(<text:span text:style-name="T10">'TIME79'</text:span>,<text:span text:style-name="T12">5</text:span>,<text:span text:style-name="T12">4</text:span>,NULL,<text:span text:style-name="T10">'2021-03-25 12:00:00'</text:span>,<text:span text:style-name="T12">5</text:span>,<text:span text:style-name="T12">40</text:span>,<text:span text:style-name="T12">40</text:span>),</text:p>
      <text:p text:style-name="P9">(<text:span text:style-name="T10">'TIME80'</text:span>,<text:span text:style-name="T12">5</text:span>,NULL,<text:span text:style-name="T12">2</text:span>,<text:span text:style-name="T10">'2021-03-26 12:00:00'</text:span>,<text:span text:style-name="T12">5</text:span>,<text:span text:style-name="T12">40</text:span>,<text:span text:style-name="T12">40</text:span>)</text:p>
      <text:p text:style-name="P9">;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3T13:37:08.312000000</meta:creation-date>
    <dc:date>2021-03-16T15:16:36.089000000</dc:date>
    <meta:editing-duration>PT44M22S</meta:editing-duration>
    <meta:editing-cycles>10</meta:editing-cycles>
    <meta:generator>LibreOffice/6.3.3.2$Windows_x86 LibreOffice_project/a64200df03143b798afd1ec74a12ab50359878ed</meta:generator>
    <meta:document-statistic meta:table-count="0" meta:image-count="0" meta:object-count="0" meta:page-count="6" meta:paragraph-count="243" meta:word-count="372" meta:character-count="7662" meta:non-whitespace-character-count="7109"/>
  </office:meta>
</office:document-meta>
</file>